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73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46.92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Urządzenia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Zgrzewarka do keratyny</text:p>
          </table:table-cell>
          <table:table-cell office:value-type="string" calcext:value-type="string">
            <text:p>Zgrzewarka do keratyny – biał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0.49" calcext:value-type="float">
            <text:p>80,49</text:p>
          </table:table-cell>
          <table:table-cell table:number-columns-repeated="5"/>
          <table:table-cell office:value-type="string" calcext:value-type="string">
            <text:p>biała</text:p>
          </table:table-cell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office:value-type="string" calcext:value-type="string">
            <text:p>Zgrzewarka do keratyny</text:p>
          </table:table-cell>
          <table:table-cell office:value-type="string" calcext:value-type="string">
            <text:p>Zgrzewarka do keratyny – kolorow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1.79" calcext:value-type="float">
            <text:p>161,79</text:p>
          </table:table-cell>
          <table:table-cell table:number-columns-repeated="5"/>
          <table:table-cell office:value-type="string" calcext:value-type="string">
            <text:p>kolorowa</text:p>
          </table:table-cell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kład do Laser Exten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ltradźwięki Basi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99" calcext:value-type="float">
            <text:p>1299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ltradźwięki Premi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75" calcext:value-type="float">
            <text:p>3975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ltradźwięki Premium Plu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450" calcext:value-type="float">
            <text:p>645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ezprzewodowa Mini Prostownic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3.24" calcext:value-type="float">
            <text:p>203,24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eramiczna Mini Prostowni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.64" calcext:value-type="float">
            <text:p>40,64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serowa Szczotka do włosó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3.59" calcext:value-type="float">
            <text:p>723,59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nfraligh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ser Exten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450" calcext:value-type="float">
            <text:p>645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lmain Quick Remov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lug &amp; Play Zgrzewarka Balma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9.99" calcext:value-type="float">
            <text:p>569,99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</table:table>
      <table:table table:name="mikrokamery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richo-Cam@Wi-F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90" calcext:value-type="float">
            <text:p>349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richo-Cam@UV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richo-Cam@HD Pr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56" calcext:value-type="float">
            <text:p>9756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richo-Cam@Ta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77.24" calcext:value-type="float">
            <text:p>4877,24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richo-Cam@Wi-Fi X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90" calcext:value-type="float">
            <text:p>349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richo-Cam@Wi-Fi X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00" calcext:value-type="float">
            <text:p>390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ombajn do analiz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/>
          <table:table-cell office:value-type="string" calcext:value-type="string">
            <text:p>Tricho-Cam@UV</text:p>
          </table:table-cell>
          <table:table-cell table:style-name="Default" office:value-type="string" calcext:value-type="string">
            <text:p>Tricho-Cam@UV serwisow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.00.0000</text:date>, <text:time style:data-style-name="N2" text:time-value="10:19:28.65763466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4:17:10.283557899</meta:creation-date>
    <dc:date>2019-07-22T10:20:55.979298504</dc:date>
    <meta:editing-duration>PT2H53M21S</meta:editing-duration>
    <meta:editing-cycles>15</meta:editing-cycles>
    <meta:generator>LibreOffice/6.1.6.3$Linux_X86_64 LibreOffice_project/10$Build-3</meta:generator>
    <meta:print-date>2019-07-17T12:14:17.683306937</meta:print-date>
    <meta:document-statistic meta:table-count="2" meta:cell-count="135" meta:object-count="0"/>
  </office:meta>
</office:document-meta>
</file>